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e9d1" officeooo:paragraph-rsid="000de9d1"/>
    </style:style>
    <style:style style:name="P2" style:family="paragraph" style:parent-style-name="Standard">
      <style:text-properties fo:font-weight="bold" officeooo:rsid="000de9d1" officeooo:paragraph-rsid="000de9d1" style:font-weight-asian="bold" style:font-weight-complex="bold"/>
    </style:style>
    <style:style style:name="P3" style:family="paragraph" style:parent-style-name="Standard">
      <style:text-properties fo:font-weight="bold" officeooo:rsid="000de9d1" officeooo:paragraph-rsid="0010e0ad" style:font-weight-asian="bold" style:font-weight-complex="bold"/>
    </style:style>
    <style:style style:name="P4" style:family="paragraph" style:parent-style-name="Standard">
      <style:text-properties officeooo:rsid="00107643" officeooo:paragraph-rsid="00107643"/>
    </style:style>
    <style:style style:name="P5" style:family="paragraph" style:parent-style-name="Standard">
      <style:text-properties officeooo:rsid="0010e0ad" officeooo:paragraph-rsid="0010e0ad"/>
    </style:style>
    <style:style style:name="P6" style:family="paragraph" style:parent-style-name="Standard">
      <style:text-properties fo:color="#212121" style:font-name="Liberation Serif" fo:font-size="12pt" style:text-underline-style="none" fo:font-weight="bold" officeooo:rsid="002d775e" officeooo:paragraph-rsid="002d775e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paragraph-rsid="002dbfd9"/>
    </style:style>
    <style:style style:name="P9" style:family="paragraph" style:parent-style-name="Text_20_body">
      <style:text-properties style:use-window-font-color="true"/>
    </style:style>
    <style:style style:name="P10" style:family="paragraph" style:parent-style-name="Text_20_body">
      <style:text-properties style:use-window-font-color="true" officeooo:rsid="00184b12" officeooo:paragraph-rsid="0019be4e"/>
    </style:style>
    <style:style style:name="P11" style:family="paragraph" style:parent-style-name="Text_20_body">
      <style:text-properties style:use-window-font-color="true" officeooo:rsid="00184b12" officeooo:paragraph-rsid="001a9730"/>
    </style:style>
    <style:style style:name="P12" style:family="paragraph" style:parent-style-name="Text_20_body">
      <style:paragraph-properties fo:line-height="115%" fo:text-align="start" style:justify-single-word="false"/>
      <style:text-properties style:use-window-font-color="true" officeooo:paragraph-rsid="001679e0"/>
    </style:style>
    <style:style style:name="P13" style:family="paragraph" style:parent-style-name="Text_20_body">
      <style:text-properties style:use-window-font-color="true" officeooo:paragraph-rsid="001679e0"/>
    </style:style>
    <style:style style:name="P14" style:family="paragraph" style:parent-style-name="Text_20_body">
      <style:text-properties style:use-window-font-color="true" officeooo:rsid="001a0cfa" officeooo:paragraph-rsid="001a0cfa"/>
    </style:style>
    <style:style style:name="P15" style:family="paragraph" style:parent-style-name="Text_20_body">
      <style:paragraph-properties fo:line-height="115%"/>
      <style:text-properties style:use-window-font-color="true" style:font-name="Liberation Serif" fo:font-size="12pt" style:text-underline-style="none" fo:font-weight="bold" officeooo:rsid="000de9d1" officeooo:paragraph-rsid="001a0071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line-height="115%"/>
      <style:text-properties style:use-window-font-color="true" style:font-name="Liberation Serif" fo:font-size="12pt" style:text-underline-style="none" fo:font-weight="bold" officeooo:rsid="000de9d1" officeooo:paragraph-rsid="001a9730" style:font-size-asian="12pt" style:font-weight-asian="bold" style:font-size-complex="12pt" style:font-weight-complex="bold"/>
    </style:style>
    <style:style style:name="P17" style:family="paragraph" style:parent-style-name="Text_20_body">
      <style:text-properties style:use-window-font-color="true" style:font-name="Liberation Serif" fo:font-weight="normal" officeooo:rsid="0029b7f5" officeooo:paragraph-rsid="0029b7f5" style:font-weight-asian="normal" style:font-weight-complex="normal"/>
    </style:style>
    <style:style style:name="P18" style:family="paragraph" style:parent-style-name="Text_20_body">
      <style:text-properties style:use-window-font-color="true" officeooo:rsid="00232898" officeooo:paragraph-rsid="00232898"/>
    </style:style>
    <style:style style:name="P19" style:family="paragraph" style:parent-style-name="Text_20_body">
      <style:text-properties style:use-window-font-color="true" officeooo:rsid="002468f0" officeooo:paragraph-rsid="002468f0"/>
    </style:style>
    <style:style style:name="P20" style:family="paragraph" style:parent-style-name="Text_20_body">
      <style:text-properties style:use-window-font-color="true" officeooo:paragraph-rsid="0026d3e8"/>
    </style:style>
    <style:style style:name="P21" style:family="paragraph" style:parent-style-name="Text_20_body">
      <style:paragraph-properties fo:line-height="115%"/>
      <style:text-properties fo:color="#000099" style:font-name="Monospace" fo:font-size="10pt" style:text-underline-style="none" officeooo:rsid="00184b12" officeooo:paragraph-rsid="00184b12" style:font-size-asian="10pt"/>
    </style:style>
    <style:style style:name="P22" style:family="paragraph" style:parent-style-name="Text_20_body">
      <style:paragraph-properties fo:line-height="115%"/>
      <style:text-properties fo:color="#000099" style:font-name="Monospace" fo:font-size="8pt" style:text-underline-style="none" officeooo:rsid="00184b12" officeooo:paragraph-rsid="00184b12" style:font-size-asian="8pt" style:font-size-complex="8pt"/>
    </style:style>
    <style:style style:name="P23" style:family="paragraph" style:parent-style-name="Text_20_body">
      <style:text-properties fo:color="#212121" style:font-name="Liberation Serif" fo:font-size="12pt" style:text-underline-style="none" fo:font-weight="bold" officeooo:rsid="000de9d1" officeooo:paragraph-rsid="002468f0" fo:background-color="transparent" style:font-size-asian="12pt" style:font-weight-asian="bold" style:font-size-complex="12pt" style:font-weight-complex="bold"/>
    </style:style>
    <style:style style:name="P24" style:family="paragraph" style:parent-style-name="Text_20_body">
      <style:text-properties fo:color="#212121" style:font-name="Liberation Serif" fo:font-size="12pt" style:text-underline-style="none" fo:font-weight="bold" officeooo:rsid="000de9d1" officeooo:paragraph-rsid="0029b7f5" fo:background-color="transparent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officeooo:rsid="000de9d1" officeooo:paragraph-rsid="000de9d1"/>
    </style:style>
    <style:style style:name="P26" style:family="paragraph" style:parent-style-name="Standard" style:list-style-name="L1">
      <style:text-properties officeooo:rsid="000ea007" officeooo:paragraph-rsid="000ea007"/>
    </style:style>
    <style:style style:name="P27" style:family="paragraph" style:parent-style-name="Standard" style:list-style-name="L2">
      <style:paragraph-properties fo:line-height="100%"/>
      <style:text-properties fo:font-weight="normal" officeooo:rsid="0010e0ad" officeooo:paragraph-rsid="0010e0ad" style:font-weight-asian="normal" style:font-weight-complex="normal"/>
    </style:style>
    <style:style style:name="P28" style:family="paragraph" style:parent-style-name="Standard" style:list-style-name="L2">
      <style:paragraph-properties fo:line-height="100%"/>
      <style:text-properties fo:font-weight="normal" officeooo:rsid="0012d50a" officeooo:paragraph-rsid="0012d50a" style:font-weight-asian="normal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fo:font-weight="normal" style:font-weight-asian="normal" style:font-weight-complex="normal"/>
    </style:style>
    <style:style style:name="P30" style:family="paragraph" style:parent-style-name="Standard" style:list-style-name="L9">
      <style:text-properties officeooo:paragraph-rsid="0029bcd5"/>
    </style:style>
    <style:style style:name="P31" style:family="paragraph" style:parent-style-name="Standard" style:list-style-name="L9">
      <style:text-properties fo:color="#212121" style:font-name="Liberation Serif" fo:font-size="12pt" style:text-underline-style="none" fo:font-weight="normal" officeooo:rsid="0029bcd5" officeooo:paragraph-rsid="0029bcd5" fo:background-color="transparent" style:font-size-asian="12pt" style:font-weight-asian="normal" style:font-size-complex="12pt" style:font-weight-complex="normal"/>
    </style:style>
    <style:style style:name="P32" style:family="paragraph" style:parent-style-name="Standard" style:list-style-name="L9">
      <style:text-properties fo:color="#212121" style:font-name="Liberation Serif" fo:font-size="12pt" style:text-underline-style="none" fo:font-weight="normal" officeooo:rsid="002aa63d" officeooo:paragraph-rsid="002aa63d" fo:background-color="transparent" style:font-size-asian="12pt" style:font-weight-asian="normal" style:font-size-complex="12pt" style:font-weight-complex="normal"/>
    </style:style>
    <style:style style:name="P33" style:family="paragraph" style:parent-style-name="Standard" style:list-style-name="L9">
      <style:text-properties fo:color="#212121" style:font-name="Liberation Serif" fo:font-size="12pt" style:text-underline-style="none" fo:font-weight="normal" officeooo:rsid="002b0371" officeooo:paragraph-rsid="002b0371" fo:background-color="transparent" style:font-size-asian="12pt" style:font-weight-asian="normal" style:font-size-complex="12pt" style:font-weight-complex="normal"/>
    </style:style>
    <style:style style:name="P34" style:family="paragraph" style:parent-style-name="Standard" style:list-style-name="L10">
      <style:text-properties fo:color="#212121" style:font-name="Liberation Serif" fo:font-size="12pt" style:text-underline-style="none" fo:font-weight="normal" officeooo:rsid="002b0371" officeooo:paragraph-rsid="002b0371" fo:background-color="transparent" style:font-size-asian="12pt" style:font-weight-asian="normal" style:font-size-complex="12pt" style:font-weight-complex="normal"/>
    </style:style>
    <style:style style:name="P35" style:family="paragraph" style:parent-style-name="Standard" style:list-style-name="L9">
      <style:text-properties fo:color="#212121" style:font-name="Liberation Serif" fo:font-size="12pt" style:text-underline-style="none" fo:font-weight="normal" officeooo:rsid="002d775e" officeooo:paragraph-rsid="002d775e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212121" style:font-name="Liberation Serif" fo:font-size="12pt" style:text-underline-style="none" fo:font-weight="normal" officeooo:rsid="002d775e" officeooo:paragraph-rsid="002d775e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212121" style:font-name="Liberation Serif" fo:font-size="12pt" style:text-underline-style="none" fo:font-weight="normal" officeooo:rsid="00385daa" officeooo:paragraph-rsid="00385daa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212121" style:font-name="Liberation Serif" fo:font-size="12pt" style:text-underline-style="none" fo:font-weight="normal" officeooo:rsid="00385daa" officeooo:paragraph-rsid="0038c574" fo:background-color="transparent" style:font-size-asian="12pt" style:font-weight-asian="normal" style:font-size-complex="12pt" style:font-weight-complex="normal"/>
    </style:style>
    <style:style style:name="P39" style:family="paragraph" style:parent-style-name="Standard" style:list-style-name="L9">
      <style:text-properties fo:color="#000000" style:font-name="Monospace" fo:font-size="10pt" style:text-underline-style="none" fo:font-weight="normal" officeooo:rsid="0029bcd5" officeooo:paragraph-rsid="0029bcd5" fo:background-color="transparent" style:font-size-asian="10pt" style:font-weight-asian="normal" style:font-size-complex="12pt" style:font-weight-complex="normal"/>
    </style:style>
    <style:style style:name="P40" style:family="paragraph" style:parent-style-name="Standard" style:list-style-name="L9">
      <style:text-properties fo:color="#000000" style:font-name="Monospace" fo:font-size="10pt" style:text-underline-style="none" fo:font-weight="normal" officeooo:rsid="002aa63d" officeooo:paragraph-rsid="002aa63d" fo:background-color="transparent" style:font-size-asian="10pt" style:font-weight-asian="normal" style:font-size-complex="12pt" style:font-weight-complex="normal"/>
    </style:style>
    <style:style style:name="P41" style:family="paragraph" style:parent-style-name="Standard" style:list-style-name="L9">
      <style:text-properties fo:color="#000000" style:font-name="Monospace" fo:font-size="10pt" style:text-underline-style="none" fo:font-weight="bold" officeooo:rsid="002d775e" officeooo:paragraph-rsid="002d775e" fo:background-color="transparent" style:font-size-asian="10pt" style:font-weight-asian="bold" style:font-size-complex="12pt" style:font-weight-complex="bold"/>
    </style:style>
    <style:style style:name="P42" style:family="paragraph" style:parent-style-name="Standard">
      <style:text-properties fo:color="#000000" style:font-name="Monospace" fo:font-size="10pt" style:text-underline-style="none" fo:font-weight="bold" officeooo:rsid="002d775e" officeooo:paragraph-rsid="002d775e" fo:background-color="transparent" style:font-size-asian="10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font-name="Monospace" fo:font-size="10pt" style:font-size-asian="10pt"/>
    </style:style>
    <style:style style:name="P44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dbfd9" style:font-size-asian="10pt"/>
    </style:style>
    <style:style style:name="P45" style:family="paragraph" style:parent-style-name="Standard" style:list-style-name="L9">
      <style:text-properties fo:color="#000000" style:font-name="Liberation Serif" fo:font-size="12pt" style:text-underline-style="none" fo:font-weight="normal" officeooo:rsid="0029bcd5" officeooo:paragraph-rsid="0029bcd5" fo:background-color="transparent" style:font-size-asian="12pt" style:font-weight-asian="normal" style:font-size-complex="12pt" style:font-weight-complex="normal"/>
    </style:style>
    <style:style style:name="P46" style:family="paragraph" style:parent-style-name="Standard" style:list-style-name="L10">
      <style:text-properties fo:color="#000000" style:font-name="Liberation Serif" fo:font-size="12pt" style:text-underline-style="none" fo:font-weight="normal" officeooo:rsid="002d775e" officeooo:paragraph-rsid="002b0371" fo:background-color="transparent" style:font-size-asian="12pt" style:font-weight-asian="normal" style:font-size-complex="12pt" style:font-weight-complex="normal"/>
    </style:style>
    <style:style style:name="P47" style:family="paragraph" style:parent-style-name="Standard" style:list-style-name="L9">
      <style:text-properties fo:color="#000000" style:font-name="Liberation Serif" fo:font-size="12pt" style:text-underline-style="none" fo:font-weight="normal" officeooo:rsid="002d775e" officeooo:paragraph-rsid="002d775e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letter-spacing="normal" fo:font-style="normal" fo:font-weight="normal" officeooo:paragraph-rsid="003698d3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letter-spacing="normal" fo:font-style="normal" fo:font-weight="normal" officeooo:paragraph-rsid="00385daa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letter-spacing="normal" fo:font-style="normal" fo:font-weight="normal" officeooo:paragraph-rsid="0038c574"/>
    </style:style>
    <style:style style:name="P51" style:family="paragraph" style:parent-style-name="Standard">
      <style:text-properties officeooo:rsid="00107643" officeooo:paragraph-rsid="00107643"/>
    </style:style>
    <style:style style:name="P52" style:family="paragraph" style:parent-style-name="Standard" style:list-style-name="L13">
      <style:paragraph-properties fo:margin-top="0cm" fo:margin-bottom="0cm" loext:contextual-spacing="false" fo:line-height="130%" fo:text-align="start" style:justify-single-word="false" fo:orphans="2" fo:widows="2"/>
      <style:text-properties fo:font-variant="normal" fo:text-transform="none" fo:letter-spacing="normal" fo:font-style="normal" fo:font-weight="normal" officeooo:paragraph-rsid="003698d3"/>
    </style:style>
    <style:style style:name="P53" style:family="paragraph" style:parent-style-name="Standard">
      <style:paragraph-properties fo:margin-top="0cm" fo:margin-bottom="0cm" loext:contextual-spacing="false" fo:line-height="130%" fo:text-align="start" style:justify-single-word="false" fo:orphans="2" fo:widows="2"/>
      <style:text-properties fo:font-variant="normal" fo:text-transform="none" fo:letter-spacing="normal" fo:font-style="normal" fo:font-weight="normal" officeooo:paragraph-rsid="003698d3"/>
    </style:style>
    <style:style style:name="P54" style:family="paragraph" style:parent-style-name="Standard" style:list-style-name="L16">
      <style:paragraph-properties fo:margin-top="0cm" fo:margin-bottom="0cm" loext:contextual-spacing="false" fo:line-height="130%" fo:text-align="start" style:justify-single-word="false" fo:orphans="2" fo:widows="2"/>
      <style:text-properties fo:font-variant="normal" fo:text-transform="none" fo:letter-spacing="normal" fo:font-style="normal" fo:font-weight="normal" officeooo:paragraph-rsid="003698d3"/>
    </style:style>
    <style:style style:name="P55" style:family="paragraph" style:parent-style-name="Standard" style:list-style-name="L12">
      <style:paragraph-properties fo:margin-top="0cm" fo:margin-bottom="0cm" loext:contextual-spacing="false" fo:line-height="130%" fo:text-align="start" style:justify-single-word="false" fo:orphans="2" fo:widows="2"/>
      <style:text-properties fo:font-variant="normal" fo:text-transform="none" fo:letter-spacing="normal" officeooo:paragraph-rsid="003698d3"/>
    </style:style>
    <style:style style:name="P56" style:family="paragraph" style:parent-style-name="Standard" style:list-style-name="L15">
      <style:paragraph-properties fo:margin-top="0cm" fo:margin-bottom="0cm" loext:contextual-spacing="false" fo:line-height="130%" fo:text-align="start" style:justify-single-word="false" fo:orphans="2" fo:widows="2"/>
      <style:text-properties fo:font-variant="normal" fo:text-transform="none" fo:letter-spacing="normal" officeooo:paragraph-rsid="003698d3"/>
    </style:style>
    <style:style style:name="P57" style:family="paragraph" style:parent-style-name="Standard" style:list-style-name="L13">
      <style:paragraph-properties fo:margin-top="0cm" fo:margin-bottom="0cm" loext:contextual-spacing="false" fo:line-height="130%" fo:text-align="start" style:justify-single-word="false" fo:orphans="2" fo:widows="2"/>
      <style:text-properties officeooo:paragraph-rsid="003698d3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/>
      <style:text-properties fo:font-variant="normal" fo:text-transform="none" fo:letter-spacing="normal" fo:font-style="normal" fo:font-weight="normal" officeooo:paragraph-rsid="003698d3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/>
      <style:text-properties officeooo:paragraph-rsid="0038c574"/>
    </style:style>
    <style:style style:name="P62" style:family="paragraph" style:parent-style-name="Text_20_body" style:list-style-name="L3">
      <style:paragraph-properties fo:line-height="100%"/>
      <style:text-properties style:use-window-font-color="true" officeooo:rsid="001679e0" officeooo:paragraph-rsid="001679e0"/>
    </style:style>
    <style:style style:name="P63" style:family="paragraph" style:parent-style-name="Text_20_body" style:list-style-name="L4">
      <style:paragraph-properties fo:line-height="100%"/>
      <style:text-properties style:use-window-font-color="true"/>
    </style:style>
    <style:style style:name="P64" style:family="paragraph" style:parent-style-name="Text_20_body" style:list-style-name="L4">
      <style:paragraph-properties fo:line-height="100%"/>
      <style:text-properties style:use-window-font-color="true" officeooo:rsid="00184b12" officeooo:paragraph-rsid="00184b12"/>
    </style:style>
    <style:style style:name="P65" style:family="paragraph" style:parent-style-name="Text_20_body">
      <style:text-properties style:use-window-font-color="true" officeooo:rsid="00184b12" officeooo:paragraph-rsid="00385daa"/>
    </style:style>
    <style:style style:name="P66" style:family="paragraph" style:parent-style-name="Text_20_body" style:list-style-name="L4">
      <style:paragraph-properties fo:line-height="100%"/>
      <style:text-properties style:use-window-font-color="true" officeooo:rsid="0018e0f4" officeooo:paragraph-rsid="0019be4e"/>
    </style:style>
    <style:style style:name="P67" style:family="paragraph" style:parent-style-name="Text_20_body" style:list-style-name="L4">
      <style:paragraph-properties fo:line-height="100%"/>
      <style:text-properties style:use-window-font-color="true" officeooo:rsid="0019be4e" officeooo:paragraph-rsid="0019be4e"/>
    </style:style>
    <style:style style:name="P68" style:family="paragraph" style:parent-style-name="Text_20_body" style:list-style-name="L5">
      <style:paragraph-properties fo:line-height="115%"/>
      <style:text-properties style:use-window-font-color="true" style:font-name="Liberation Serif" fo:font-size="12pt" style:text-underline-style="none" fo:font-weight="normal" officeooo:rsid="001a9730" officeooo:paragraph-rsid="001a9730" style:font-size-asian="12pt" style:font-weight-asian="normal" style:font-size-complex="12pt" style:font-weight-complex="normal"/>
    </style:style>
    <style:style style:name="P69" style:family="paragraph" style:parent-style-name="Text_20_body" style:list-style-name="L6">
      <style:text-properties style:use-window-font-color="true" style:font-name="Liberation Serif" fo:font-size="12pt" style:text-underline-style="none" fo:font-weight="normal" officeooo:rsid="00218150" officeooo:paragraph-rsid="00385daa" fo:background-color="transparent" style:font-size-asian="12pt" style:font-weight-asian="normal" style:font-size-complex="12pt" style:font-weight-complex="normal"/>
    </style:style>
    <style:style style:name="P70" style:family="paragraph" style:parent-style-name="Text_20_body" style:list-style-name="L6">
      <style:text-properties style:use-window-font-color="true" style:font-name="Liberation Serif" fo:font-size="12pt" style:text-underline-style="none" fo:font-weight="normal" officeooo:rsid="0022e59d" officeooo:paragraph-rsid="00385daa" fo:background-color="transparent" style:font-size-asian="12pt" style:font-weight-asian="normal" style:font-size-complex="12pt" style:font-weight-complex="normal"/>
    </style:style>
    <style:style style:name="P71" style:family="paragraph" style:parent-style-name="Text_20_body" style:list-style-name="L7">
      <style:text-properties style:use-window-font-color="true" style:font-name="Liberation Serif" fo:font-size="12pt" style:text-underline-style="none" fo:font-weight="normal" officeooo:rsid="002468f0" officeooo:paragraph-rsid="002468f0" fo:background-color="transparent" style:font-size-asian="12pt" style:font-weight-asian="normal" style:font-size-complex="12pt" style:font-weight-complex="normal"/>
    </style:style>
    <style:style style:name="P72" style:family="paragraph" style:parent-style-name="Text_20_body" style:list-style-name="L6">
      <style:text-properties style:use-window-font-color="true" fo:font-weight="normal" officeooo:rsid="00218150" officeooo:paragraph-rsid="00385daa" style:font-weight-asian="normal" style:font-weight-complex="normal"/>
    </style:style>
    <style:style style:name="P73" style:family="paragraph" style:parent-style-name="Text_20_body" style:list-style-name="L8">
      <style:text-properties style:use-window-font-color="true" fo:font-weight="normal" officeooo:rsid="0026d3e8" officeooo:paragraph-rsid="0026d3e8" style:font-weight-asian="normal" style:font-weight-complex="normal"/>
    </style:style>
    <style:style style:name="P74" style:family="paragraph" style:parent-style-name="Text_20_body">
      <style:text-properties style:use-window-font-color="true" fo:font-weight="normal" officeooo:rsid="001d986a" officeooo:paragraph-rsid="00385daa" style:font-weight-asian="normal" style:font-weight-complex="normal"/>
    </style:style>
    <style:style style:name="P75" style:family="paragraph" style:parent-style-name="Text_20_body" style:list-style-name="L6">
      <style:text-properties fo:color="#212121" style:font-name="Liberation Serif" fo:font-size="12pt" style:text-underline-style="none" fo:font-weight="normal" officeooo:rsid="00218150" officeooo:paragraph-rsid="00385daa" fo:background-color="transparent" style:font-size-asian="12pt" style:font-weight-asian="normal" style:font-size-complex="12pt" style:font-weight-complex="normal"/>
    </style:style>
    <style:style style:name="P76" style:family="paragraph" style:parent-style-name="Text_20_body" style:list-style-name="L7">
      <style:text-properties fo:color="#212121" style:font-name="Liberation Serif" fo:font-size="12pt" style:text-underline-style="none" fo:font-weight="normal" officeooo:rsid="002468f0" officeooo:paragraph-rsid="002468f0" fo:background-color="transparent" style:font-size-asian="12pt" style:font-weight-asian="normal" style:font-size-complex="12pt" style:font-weight-complex="normal"/>
    </style:style>
    <style:style style:name="P77" style:family="paragraph" style:parent-style-name="Text_20_body" style:list-style-name="L9">
      <style:text-properties fo:color="#212121" style:font-name="Liberation Serif" fo:font-size="12pt" style:text-underline-style="none" fo:font-weight="normal" officeooo:rsid="0029b7f5" officeooo:paragraph-rsid="0029b7f5" fo:background-color="transparent" style:font-size-asian="12pt" style:font-weight-asian="normal" style:font-size-complex="12pt" style:font-weight-complex="normal"/>
    </style:style>
    <style:style style:name="P78" style:family="paragraph" style:parent-style-name="Text_20_body" style:list-style-name="L9">
      <style:text-properties fo:color="#212121" style:font-name="Liberation Serif" fo:font-size="12pt" style:text-underline-style="none" fo:font-weight="normal" officeooo:rsid="0029bcd5" officeooo:paragraph-rsid="0029bcd5" fo:background-color="transparent" style:font-size-asian="12pt" style:font-weight-asian="normal" style:font-size-complex="12pt" style:font-weight-complex="normal"/>
    </style:style>
    <style:style style:name="P79" style:family="paragraph" style:parent-style-name="Text_20_body">
      <style:text-properties fo:color="#212121" style:font-name="Liberation Serif" fo:font-size="12pt" style:text-underline-style="none" fo:font-weight="bold" officeooo:rsid="000de9d1" officeooo:paragraph-rsid="00385daa" fo:background-color="transparent" style:font-size-asian="12pt" style:font-weight-asian="bold" style:font-size-complex="12pt" style:font-weight-complex="bold"/>
    </style:style>
    <style:style style:name="P80" style:family="paragraph" style:parent-style-name="Text_20_body" style:list-style-name="L9">
      <style:text-properties fo:font-weight="normal" officeooo:paragraph-rsid="0029bcd5" style:font-weight-asian="normal" style:font-weight-complex="normal"/>
    </style:style>
    <style:style style:name="P81" style:family="paragraph" style:parent-style-name="Text_20_body">
      <style:text-properties fo:font-weight="normal" officeooo:rsid="001f9bc6" officeooo:paragraph-rsid="00385daa" style:font-weight-asian="normal" style:font-weight-complex="normal"/>
    </style:style>
    <style:style style:name="P82" style:family="paragraph" style:parent-style-name="Text_20_body" style:list-style-name="L3">
      <style:paragraph-properties fo:line-height="100%"/>
      <style:text-properties officeooo:paragraph-rsid="001679e0"/>
    </style:style>
    <style:style style:name="P83" style:family="paragraph" style:parent-style-name="Text_20_body" style:list-style-name="L4">
      <style:paragraph-properties fo:line-height="100%"/>
      <style:text-properties officeooo:rsid="0019be4e" officeooo:paragraph-rsid="0019be4e"/>
    </style:style>
    <style:style style:name="P84" style:family="paragraph" style:parent-style-name="Subtitle">
      <style:text-properties officeooo:rsid="00350b94" officeooo:paragraph-rsid="00350b94"/>
    </style:style>
    <style:style style:name="P85" style:family="paragraph" style:parent-style-name="Heading_20_3">
      <style:text-properties officeooo:paragraph-rsid="003698d3"/>
    </style:style>
    <style:style style:name="P86" style:family="paragraph" style:parent-style-name="Heading_20_3">
      <style:text-properties officeooo:paragraph-rsid="00385daa"/>
    </style:style>
    <style:style style:name="P87" style:family="paragraph" style:parent-style-name="Heading_20_3">
      <style:text-properties officeooo:paragraph-rsid="0038c574"/>
    </style:style>
    <style:style style:name="T1" style:family="text">
      <style:text-properties officeooo:rsid="000ea00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e9d1" style:font-weight-asian="bold" style:font-weight-complex="bold"/>
    </style:style>
    <style:style style:name="T4" style:family="text">
      <style:text-properties fo:font-weight="bold" officeooo:rsid="001679e0" style:font-weight-asian="bold" style:font-weight-complex="bold"/>
    </style:style>
    <style:style style:name="T5" style:family="text">
      <style:text-properties fo:font-weight="bold" officeooo:rsid="0019be4e" style:font-weight-asian="bold" style:font-weight-complex="bold"/>
    </style:style>
    <style:style style:name="T6" style:family="text">
      <style:text-properties officeooo:rsid="0010e0ad"/>
    </style:style>
    <style:style style:name="T7" style:family="text">
      <style:text-properties officeooo:rsid="0012d50a"/>
    </style:style>
    <style:style style:name="T8" style:family="text">
      <style:text-properties officeooo:rsid="0014a143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3698d3"/>
    </style:style>
    <style:style style:name="T11" style:family="text">
      <style:text-properties fo:font-variant="normal" fo:text-transform="none" fo:letter-spacing="normal" fo:font-style="normal" fo:font-weight="normal" officeooo:rsid="0011fee7"/>
    </style:style>
    <style:style style:name="T12" style:family="text">
      <style:text-properties fo:font-variant="normal" fo:text-transform="none" fo:letter-spacing="normal" fo:font-style="normal" fo:font-weight="normal" officeooo:rsid="001a0071"/>
    </style:style>
    <style:style style:name="T13" style:family="text">
      <style:text-properties fo:font-variant="normal" fo:text-transform="none" fo:letter-spacing="normal" fo:font-style="normal" fo:font-weight="normal" officeooo:rsid="00339e97"/>
    </style:style>
    <style:style style:name="T14" style:family="text">
      <style:text-properties fo:font-variant="normal" fo:text-transform="none" style:use-window-font-color="true" fo:letter-spacing="normal" fo:font-style="normal" fo:font-weight="normal" officeooo:rsid="0019be4e"/>
    </style:style>
    <style:style style:name="T15" style:family="text">
      <style:text-properties officeooo:rsid="001679e0"/>
    </style:style>
    <style:style style:name="T16" style:family="text">
      <style:text-properties officeooo:rsid="0018e0f4"/>
    </style:style>
    <style:style style:name="T17" style:family="text">
      <style:text-properties officeooo:rsid="0019be4e"/>
    </style:style>
    <style:style style:name="T18" style:family="text">
      <style:text-properties officeooo:rsid="001a9730"/>
    </style:style>
    <style:style style:name="T19" style:family="text">
      <style:text-properties officeooo:rsid="000de9d1"/>
    </style:style>
    <style:style style:name="T20" style:family="text">
      <style:text-properties officeooo:rsid="001d6283"/>
    </style:style>
    <style:style style:name="T21" style:family="text">
      <style:text-properties officeooo:rsid="00218150"/>
    </style:style>
    <style:style style:name="T22" style:family="text">
      <style:text-properties fo:color="#212121"/>
    </style:style>
    <style:style style:name="T23" style:family="text">
      <style:text-properties fo:color="#212121" style:font-name="Monospace" fo:font-size="10pt" style:text-underline-style="solid" style:text-underline-width="auto" style:text-underline-color="font-color" fo:background-color="transparent" loext:char-shading-value="0" style:font-size-asian="10pt"/>
    </style:style>
    <style:style style:name="T24" style:family="text">
      <style:text-properties fo:color="#212121" officeooo:rsid="000de9d1"/>
    </style:style>
    <style:style style:name="T25" style:family="text">
      <style:text-properties fo:color="#212121" style:font-name="Liberation Serif" fo:font-size="12pt" style:text-underline-style="none" officeooo:rsid="0029bcd5" fo:background-color="transparent" loext:char-shading-value="0" style:font-size-asian="12pt" style:font-size-complex="12pt"/>
    </style:style>
    <style:style style:name="T26" style:family="text">
      <style:text-properties fo:color="#212121" style:font-name="Liberation Serif" fo:font-size="12pt" style:text-underline-style="none" officeooo:rsid="002dbfd9" fo:background-color="transparent" loext:char-shading-value="0" style:font-size-asian="12pt" style:font-size-complex="12pt"/>
    </style:style>
    <style:style style:name="T27" style:family="text">
      <style:text-properties fo:color="#212121" style:font-name="Liberation Serif" fo:font-size="12pt" style:text-underline-style="none" fo:font-weight="normal" officeooo:rsid="00385daa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style:text-underline-style="none" fo:background-color="transparent" loext:char-shading-value="0" style:font-size-asian="12pt" style:font-size-complex="12pt"/>
    </style:style>
    <style:style style:name="T29" style:family="text">
      <style:text-properties style:font-name="Liberation Serif" fo:font-size="12pt" style:text-underline-style="none" officeooo:rsid="0022e59d" fo:background-color="transparent" loext:char-shading-value="0" style:font-size-asian="12pt" style:font-size-complex="12pt"/>
    </style:style>
    <style:style style:name="T30" style:family="text">
      <style:text-properties style:use-window-font-color="true"/>
    </style:style>
    <style:style style:name="T31" style:family="text">
      <style:text-properties style:use-window-font-color="true" fo:font-weight="bold" style:font-weight-asian="bold" style:font-weight-complex="bold"/>
    </style:style>
    <style:style style:name="T32" style:family="text">
      <style:text-properties style:use-window-font-color="true" officeooo:rsid="001679e0"/>
    </style:style>
    <style:style style:name="T33" style:family="text">
      <style:text-properties officeooo:rsid="00232898"/>
    </style:style>
    <style:style style:name="T34" style:family="text">
      <style:text-properties style:font-name="Monospace" fo:font-size="10pt" style:text-underline-style="solid" style:text-underline-width="auto" style:text-underline-color="font-color" fo:background-color="transparent" loext:char-shading-value="0" style:font-size-asian="10pt"/>
    </style:style>
    <style:style style:name="T35" style:family="text">
      <style:text-properties style:font-name="Monospace" fo:font-size="10pt" style:text-underline-style="solid" style:text-underline-width="auto" style:text-underline-color="font-color" officeooo:rsid="001f9bc6" fo:background-color="transparent" loext:char-shading-value="0" style:font-size-asian="10pt" style:font-size-complex="12pt"/>
    </style:style>
    <style:style style:name="T36" style:family="text">
      <style:text-properties style:font-name="Monospace" fo:font-size="10pt" fo:font-weight="bold" fo:background-color="transparent" loext:char-shading-value="0" style:font-size-asian="10pt" style:font-weight-asian="bold"/>
    </style:style>
    <style:style style:name="T37" style:family="text">
      <style:text-properties style:font-name="Monospace" fo:font-size="10pt" fo:background-color="transparent" loext:char-shading-value="0" style:font-size-asian="10pt"/>
    </style:style>
    <style:style style:name="T38" style:family="text">
      <style:text-properties officeooo:rsid="002468f0"/>
    </style:style>
    <style:style style:name="T39" style:family="text">
      <style:text-properties officeooo:rsid="002640bc"/>
    </style:style>
    <style:style style:name="T40" style:family="text">
      <style:text-properties fo:color="#000000"/>
    </style:style>
    <style:style style:name="T41" style:family="text">
      <style:text-properties fo:color="#000000" style:font-name="Monospace" fo:font-size="10pt" style:font-size-asian="10pt"/>
    </style:style>
    <style:style style:name="T42" style:family="text">
      <style:text-properties fo:color="#000000" style:font-name="Monospace" fo:font-size="10pt" fo:background-color="#d4d4d4" loext:char-shading-value="0" style:font-size-asian="10pt"/>
    </style:style>
    <style:style style:name="T43" style:family="text">
      <style:text-properties fo:color="#000000" style:font-name="Monospace" fo:font-size="10pt" fo:background-color="#ffffff" loext:char-shading-value="0" style:font-size-asian="10pt"/>
    </style:style>
    <style:style style:name="T44" style:family="text">
      <style:text-properties fo:color="#000000" style:font-name="Monospace" fo:font-size="10pt" fo:font-style="italic" style:font-size-asian="10pt" style:font-style-asian="italic"/>
    </style:style>
    <style:style style:name="T45" style:family="text">
      <style:text-properties fo:color="#000000" style:font-name="Monospace" fo:font-size="10pt" fo:background-color="transparent" loext:char-shading-value="0" style:font-size-asian="10pt"/>
    </style:style>
    <style:style style:name="T46" style:family="text">
      <style:text-properties fo:color="#000000" style:font-name="Monospace" fo:font-size="10pt" fo:font-weight="normal" style:font-size-asian="10pt" style:font-weight-asian="normal" style:font-weight-complex="normal"/>
    </style:style>
    <style:style style:name="T47" style:family="text">
      <style:text-properties fo:color="#000000" style:font-name="Monospace" fo:font-size="10pt" fo:font-weight="bold" style:font-size-asian="10pt" style:font-weight-asian="bold"/>
    </style:style>
    <style:style style:name="T48" style:family="text">
      <style:text-properties fo:color="#000000" style:font-name="Liberation Serif"/>
    </style:style>
    <style:style style:name="T49" style:family="text">
      <style:text-properties fo:color="#000000" style:font-name="Liberation Serif" fo:font-size="12pt" style:text-underline-style="none" fo:font-weight="normal" officeooo:rsid="0029bcd5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color="#000000" style:font-name="Liberation Serif" fo:font-size="12pt" style:text-underline-style="none" fo:font-weight="normal" officeooo:rsid="002aa63d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color="#000000" style:font-name="Liberation Serif" fo:font-size="12pt" style:text-underline-style="none" officeooo:rsid="00385daa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color="#000000" style:font-name="Liberation Serif" fo:font-size="12pt" style:text-underline-style="none" officeooo:rsid="0038c574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color="#000000" style:font-name="Monospace1" fo:font-size="10pt" style:font-size-asian="10pt" style:font-size-complex="10pt"/>
    </style:style>
    <style:style style:name="T54" style:family="text">
      <style:text-properties fo:color="#000000" style:font-name="Monospace1" fo:font-size="10pt" fo:background-color="#d4d4d4" loext:char-shading-value="0" style:font-size-asian="10pt" style:font-size-complex="10pt"/>
    </style:style>
    <style:style style:name="T55" style:family="text">
      <style:text-properties fo:color="#000000" officeooo:rsid="002d775e"/>
    </style:style>
    <style:style style:name="T56" style:family="text">
      <style:text-properties fo:color="#000000" officeooo:rsid="002bb3a1"/>
    </style:style>
    <style:style style:name="T57" style:family="text">
      <style:text-properties fo:color="#000000" fo:font-weight="bold" style:font-weight-asian="bold" style:font-weight-complex="bold"/>
    </style:style>
    <style:style style:name="T58" style:family="text">
      <style:text-properties fo:color="#6a3e3e"/>
    </style:style>
    <style:style style:name="T59" style:family="text">
      <style:text-properties fo:color="#6a3e3e" style:font-name="Monospace" fo:font-size="10pt" style:font-size-asian="10pt"/>
    </style:style>
    <style:style style:name="T60" style:family="text">
      <style:text-properties fo:color="#6a3e3e" style:font-name="Monospace" fo:font-size="10pt" fo:background-color="#ffffff" loext:char-shading-value="0" style:font-size-asian="10pt"/>
    </style:style>
    <style:style style:name="T61" style:family="text">
      <style:text-properties fo:color="#6a3e3e" style:font-name="Monospace" fo:font-size="10pt" fo:background-color="transparent" loext:char-shading-value="0" style:font-size-asian="10pt"/>
    </style:style>
    <style:style style:name="T62" style:family="text">
      <style:text-properties fo:color="#7f0055" style:font-name="Monospace" fo:font-size="10pt" fo:font-weight="bold" style:font-size-asian="10pt" style:font-weight-asian="bold"/>
    </style:style>
    <style:style style:name="T63" style:family="text">
      <style:text-properties fo:color="#7f0055" style:font-name="Monospace" fo:font-size="10pt" style:font-size-asian="10pt"/>
    </style:style>
    <style:style style:name="T64" style:family="text">
      <style:text-properties fo:color="#7f0055" style:font-name="Monospace1" fo:font-size="10pt" style:font-size-asian="10pt" style:font-size-complex="10pt"/>
    </style:style>
    <style:style style:name="T65" style:family="text">
      <style:text-properties officeooo:rsid="0028e9b1"/>
    </style:style>
    <style:style style:name="T66" style:family="text">
      <style:text-properties officeooo:rsid="0029bcd5"/>
    </style:style>
    <style:style style:name="T67" style:family="text">
      <style:text-properties fo:color="#0000c0" style:font-name="Monospace" fo:font-size="10pt" style:font-size-asian="10pt"/>
    </style:style>
    <style:style style:name="T68" style:family="text">
      <style:text-properties fo:color="#0000c0" style:font-name="Monospace" fo:font-size="10pt" fo:background-color="#ffffff" loext:char-shading-value="0" style:font-size-asian="10pt"/>
    </style:style>
    <style:style style:name="T6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70" style:family="text">
      <style:text-properties fo:color="#0000c0" style:font-name="Monospace" fo:font-size="10pt" fo:background-color="transparent" loext:char-shading-value="0" style:font-size-asian="10pt"/>
    </style:style>
    <style:style style:name="T71" style:family="text">
      <style:text-properties fo:color="#0000c0" style:font-name="Monospace1" fo:font-size="10pt" style:font-size-asian="10pt" style:font-size-complex="10pt"/>
    </style:style>
    <style:style style:name="T72" style:family="text">
      <style:text-properties officeooo:rsid="00327544"/>
    </style:style>
    <style:style style:name="T73" style:family="text">
      <style:text-properties officeooo:rsid="00339e97"/>
    </style:style>
    <style:style style:name="T74" style:family="text">
      <style:text-properties officeooo:rsid="003698d3"/>
    </style:style>
    <style:style style:name="T75" style:family="text">
      <style:text-properties officeooo:rsid="0015ec92"/>
    </style:style>
    <style:style style:name="T76" style:family="text">
      <style:text-properties officeooo:rsid="0011fee7"/>
    </style:style>
    <style:style style:name="T77" style:family="text">
      <style:text-properties fo:font-style="normal" fo:font-weight="normal"/>
    </style:style>
    <style:style style:name="T78" style:family="text">
      <style:text-properties fo:font-style="normal" fo:font-weight="normal" officeooo:rsid="00120df1"/>
    </style:style>
    <style:style style:name="T79" style:family="text">
      <style:text-properties fo:font-style="normal" fo:font-weight="normal" officeooo:rsid="00107dfe"/>
    </style:style>
    <style:style style:name="T80" style:family="text">
      <style:text-properties officeooo:rsid="0017a984"/>
    </style:style>
    <style:style style:name="T81" style:family="text">
      <style:text-properties officeooo:rsid="00107dfe"/>
    </style:style>
    <style:style style:name="T82" style:family="text">
      <style:text-properties officeooo:rsid="00385daa"/>
    </style:style>
    <style:style style:name="T83" style:family="text">
      <style:text-properties officeooo:rsid="0038f0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lide 1.2</text:p>
      <text:p text:style-name="Heading_20_3">ESERCIZIO 1 – Creazione e utilizzo di oggetti <text:span text:style-name="T73">(1.2)</text:span></text:p>
      <text:p text:style-name="P1">Creare un oggetto che ha la funzionalità di stampare un messaggio di saluto “HelloWorld from &lt;nome dell’oggetto&gt;”. Stampare il messaggio di saluto sulla console.</text:p>
      <text:p text:style-name="P1"/>
      <text:p text:style-name="P1"><text:span text:style-name="T2">Suggerimenti</text:span>: saluta(), new VicinoDiCasa();</text:p>
      <text:p text:style-name="P2">Soluzione passo per passo: </text:p>
      <text:list xml:id="list771474888246464507" text:style-name="L1">
        <text:list-item>
          <text:p text:style-name="P25">Creare una classe Vicino di Casa;</text:p>
        </text:list-item>
        <text:list-item>
          <text:p text:style-name="P25">Definirne le proprietà, in questo caso ci basta solo il nome;</text:p>
        </text:list-item>
        <text:list-item>
          <text:p text:style-name="P25">Definire due costruttori per la classe, uno con e uno senza parametri;</text:p>
        </text:list-item>
        <text:list-item>
          <text:p text:style-name="P25">Definire un metodo saluta() all’interno della classe;</text:p>
        </text:list-item>
        <text:list-item>
          <text:p text:style-name="P25">Creare una classe Start<text:span text:style-name="T1">VicinodiCasa</text:span> che contiene l’istanza del Vicino di Casa e che lancia il metodo Saluta(). Per stampare il risultato sulla console le operazioni devono essere scritte all’interno di <text:span text:style-name="T1">un metodo Main.</text:span></text:p>
        </text:list-item>
        <text:list-item>
          <text:p text:style-name="P26">Eseguire il run del programma.</text:p>
        </text:list-item>
      </text:list>
      <text:p text:style-name="Subtitle"/>
      <text:p text:style-name="Heading_20_3">ESERCIZIO 2 – Accessibilità delle classi <text:span text:style-name="T73">(1.2)</text:span></text:p>
      <text:p text:style-name="P4">Creare un oggetto di tipo Punto che ha una coordinata x e una y. Entrambe le coordinate non devono essere accessibili da altre classi. <text:span text:style-name="T6">Stampare sulla console l’oggetto e le coordinate con la seguente sintassi: “Questo è il mio punto. Si posiziona sulla coordinata x = &lt;x&gt; e sulla coordinata y= &lt;y&gt; del piano cartesiano.”</text:span></text:p>
      <text:p text:style-name="P4"/>
      <text:p text:style-name="P5"><text:span text:style-name="T2">Suggerimenti</text:span>: getX, getY, toString()</text:p>
      <text:p text:style-name="P3">Soluzione passo per passo: </text:p>
      <text:list xml:id="list3030875787049873814" text:style-name="L2">
        <text:list-item>
          <text:p text:style-name="P27">Creare una classe MioPunto che ha due proprietà Private di tipo INT, coordinata X e Y</text:p>
        </text:list-item>
        <text:list-item>
          <text:p text:style-name="P27">Creare i getter e setter delle proprietà;</text:p>
        </text:list-item>
        <text:list-item>
          <text:p text:style-name="P28">Creare il costruttore della classe;</text:p>
        </text:list-item>
        <text:list-item>
          <text:p text:style-name="P27">Ridefinire il metodo toString nella classe per stampare le coordinate con la sintassi richiesta;</text:p>
        </text:list-item>
        <text:list-item>
          <text:p text:style-name="P27">Creare una classe StartMioPunto che contiene l’istanza di MioPunto. Valorizzare le proprietà dell’istanza con il metodo SetX <text:span text:style-name="T7">e </text:span>SetY.</text:p>
        </text:list-item>
        <text:list-item>
          <text:p text:style-name="P27">Lanciare il metodo ToString() sull’istanza creata.</text:p>
        </text:list-item>
      </text:list>
      <text:p text:style-name="P1"/>
      <text:p text:style-name="P84">Slide 2.1</text:p>
      <text:p text:style-name="Heading_20_3">ESERCIZIO <text:span text:style-name="T8">3</text:span> – <text:span text:style-name="T8">Switch e For</text:span></text:p>
      <text:p text:style-name="P12"><text:span text:style-name="T8">Calcolare e stampare il numero di Fibonacci dei numeri da 0 a 10. Il numero di Fibonacci si calcola con la somma degli ultimi due numeri di Fibonacci (</text:span><text:span text:style-name="T9">(i numeri di fibonacci di n-1 ed n-2). I numeri di fibonacci (dal nome del famoso matematico Pisano) hanno la particolarità che prendendo due numeri consecutivi qualunque e dividendo il più grande per <text:s/>il più piccolo si ottiene sempre il numero 1,61904.</text:span></text:p>
      <text:p text:style-name="P13"><text:span text:style-name="T4">Suggerimenti</text:span><text:span text:style-name="T15">: default : return (fib(n-1) + fib (n-2));<text:line-break/></text:span><text:span text:style-name="T3">Soluzione passo per passo: </text:span></text:p>
      <text:list xml:id="list4225684531473998368" text:style-name="L3">
        <text:list-item>
          <text:p text:style-name="P62">Creare una classe Fibonacci che ha al suo interno un metodo FIB(int n). Il metodo considera tre casi (switch): se n=0, se n=1, e il default. </text:p>
        </text:list-item>
        <text:list-item>
          <text:p text:style-name="P82"><text:soft-page-break/><text:span text:style-name="T32">Istanziare l’oggetto nella stessa classe e dentro un Main inserire un ciclo per i valori da 0 a 10. L’elemento chiave del ciclo diventa il parametro di ingresso del metodo FIB.</text:span></text:p>
        </text:list-item>
      </text:list>
      <text:p text:style-name="Heading_20_3"><text:span text:style-name="T11">ESERCIZIO 4 – Modellazione </text:span><text:span text:style-name="T12">metodi e </text:span><text:span text:style-name="T11">proprietà </text:span><text:span text:style-name="T13">(2.1)</text:span></text:p>
      <text:p text:style-name="P65">Modellare una Bicicletta e definirne i metodi e le proprietà per potergli cambiare la cadenza, la velocità e il numero di giri. <text:span text:style-name="T17">Stampare due biciclette prima e dopo il cambio di cadenza, velocità e giri. </text:span></text:p>
      <text:p text:style-name="P10"><text:span text:style-name="T5">Suggerimenti</text:span><text:span text:style-name="T17">:</text:span><text:span text:style-name="T5"><text:line-break/></text:span>Ogni bicicletta ha le seguenti proprietà:</text:p>
      <text:p text:style-name="P21">private int cadence; <text:s text:c="3"/>//ritmo di pedalata</text:p>
      <text:p text:style-name="P21">private int speed; <text:s text:c="5"/>//velocità</text:p>
      <text:p text:style-name="P21">private int gear; <text:s text:c="6"/>//marcia </text:p>
      <text:p text:style-name="P21">private int id;</text:p>
      <text:p text:style-name="P22">* Proprietà Static, quindi proprietà della CLASSE valide per tutte le istanze che da essa derivano.</text:p>
      <text:p text:style-name="P21">public static int numOfGear = 12; </text:p>
      <text:p text:style-name="P21">private static int numberOfBicycles = 0;</text:p>
      <text:p text:style-name="P21">private static int maxSpeed = 60;</text:p>
      <text:p text:style-name="P15">Soluzione passo per passo: </text:p>
      <text:list xml:id="list4424265088851996908" text:style-name="L4">
        <text:list-item>
          <text:p text:style-name="P63">Definire la classe Bicycle con le proprietà sopra indicate e i relativi getter e setter.</text:p>
        </text:list-item>
        <text:list-item>
          <text:p text:style-name="P64">Definire il costruttore della classe usando come parametri solo le proprietà non statiche e aggiungendo che l’ID della bicicletta va avanti pari passo al numero di bicilette istanziate.</text:p>
        </text:list-item>
        <text:list-item>
          <text:p text:style-name="P64">Definire un metodo ChangeCadence(valore) che dato un valore in ingresso lo sostuisce alla proprietà cadence. </text:p>
        </text:list-item>
        <text:list-item>
          <text:p text:style-name="P64">Definire un metodo ChangeGear<text:span text:style-name="T16">(valore) che dato un valore in ingresso lo sostuisce alla proprietà gear.</text:span></text:p>
        </text:list-item>
        <text:list-item>
          <text:p text:style-name="P66">Definire un metodo <text:span text:style-name="T17">SpeedUp(valore) che somma il valore in ingresso alla proprietà speed. Inserire un controllo che se la velocità incrementata è superiore alla maxSpeed allora deve apparire un warning.</text:span></text:p>
        </text:list-item>
        <text:list-item>
          <text:p text:style-name="P67">Definire un metodo ApplyBrakes(valore) che sottrae il valore in ingresso alla proprietà speed. Inseire un controllo che la velocità decrementata è uguale a zero allora deve apparire un warning.</text:p>
        </text:list-item>
        <text:list-item>
          <text:p text:style-name="P67">Definire un metodo PrintStates() che stampa tutte le prioprietà della bicicletta e stampa l’ID.</text:p>
        </text:list-item>
        <text:list-item>
          <text:p text:style-name="P83"><text:span text:style-name="T30">Definire una classe con un Main che istanzia due biciclette con valori diversi (new Bike1, new Bike2) e ci applica il metodo PrintStates prima e dopo il cambio delle proprietà tramite gli altri metodi.</text:span></text:p>
        </text:list-item>
      </text:list>
      <text:p text:style-name="Heading_20_3">CONTROLLO CICLY ARRAY <text:span text:style-name="T75">(2.1)</text:span></text:p>
      <text:p text:style-name="P53"><text:span text:style-name="T76">Questo esempio introduce l'uso degli array e dei cicli for e while. </text:span>Sfrutta un array di interi "cablato" per comodità nella classe .</text:p>
      <text:p text:style-name="P53">Metodi:</text:p>
      <text:list xml:id="list1326748368747433455" text:style-name="L12">
        <text:list-item>
          <text:p text:style-name="P55"><text:span text:style-name="T77">costruttore (unico): visualizza l'array di partenza</text:span></text:p>
        </text:list-item>
        <text:list-item>
          <text:p text:style-name="P55"><text:soft-page-break/><text:span text:style-name="T77">stampaArrayOfInt: stampa a video i valori di un generico array di interi</text:span></text:p>
        </text:list-item>
        <text:list-item>
          <text:p text:style-name="P55"><text:span text:style-name="T77">manipolaArray: partendo dall'array cablato nella classe genera e stampa un array </text:span><text:span text:style-name="T78">come output </text:span><text:span text:style-name="T77"><text:s/>i cui valori derivano dall'array originale, esegue</text:span><text:span text:style-name="T78">ndo </text:span><text:span text:style-name="T77"><text:s/>una copia el.to per el.to dell'array originale</text:span></text:p>
        </text:list-item>
        <text:list-item>
          <text:p text:style-name="P55"><text:span text:style-name="T77">stampaSeMultiplo: stampa a video i valori dell'array di interi "numeri" che sono multipli esatti dell'intero "base" con "numeri" e "base" <text:s/>entrambi parametri in input</text:span></text:p>
        </text:list-item>
      </text:list>
      <text:p text:style-name="P53">E’ costituito da due classi:</text:p>
      <text:list xml:id="list7130330267015496656" text:style-name="L13">
        <text:list-item>
          <text:p text:style-name="P52">CCA* (CCA.java): classe eseguita</text:p>
        </text:list-item>
        <text:list-item>
          <text:p text:style-name="P57"><text:span text:style-name="T14">Main (Main.java): entry point dell’esercizio</text:span></text:p>
        </text:list-item>
      </text:list>
      <text:p text:style-name="Heading_20_3"><text:span text:style-name="T74">P</text:span>ASSAPARAMETRI <text:span text:style-name="T80">(2.1)</text:span></text:p>
      <text:p text:style-name="P48"><text:span text:style-name="T81">Si definisce una classe Passaparametri che funge da contenitore di alcuni </text:span>esempi sul modo in cui possono essere passati i parametri da un metodo. La classe ha una varibile static per tenere conto del numero di oggetti creati.</text:p>
      <text:p text:style-name="P59">I metodi sono:</text:p>
      <text:list xml:id="list1679045881339228334" text:style-name="L15">
        <text:list-item>
          <text:p text:style-name="P56"><text:span text:style-name="T77">passaVariabile: passaggio vari</text:span><text:span text:style-name="T79">a</text:span><text:span text:style-name="T77">bili per valore;</text:span></text:p>
        </text:list-item>
        <text:list-item>
          <text:p text:style-name="P56"><text:span text:style-name="T77">passaOggetto: passaggio oggetti per riferimento;</text:span></text:p>
        </text:list-item>
        <text:list-item>
          <text:p text:style-name="P56"><text:span text:style-name="T77">copiaOggetto: duplica il "puntatore" all'oggetto e non l'oggetto</text:span></text:p>
        </text:list-item>
        <text:list-item>
          <text:p text:style-name="P56"><text:span text:style-name="T77">replicaOggetto: crea un nuovo oggetto con proprietà identiche a quelle dell'originale</text:span></text:p>
        </text:list-item>
        <text:list-item>
          <text:p text:style-name="P56"><text:span text:style-name="T77">printOggettiCreati: stampa a video il numero di oggetti effettivemente creati (istanziati)</text:span></text:p>
        </text:list-item>
      </text:list>
      <text:p text:style-name="P59">E’ costituito da due classi:</text:p>
      <text:list xml:id="list9027629072824499052" text:style-name="L16">
        <text:list-item>
          <text:p text:style-name="P54">passaparametri (passaparametri.java): classe eseguita</text:p>
        </text:list-item>
        <text:list-item>
          <text:p text:style-name="P54"><text:span text:style-name="T14">Main (Main.java): entry point dell’esercizio</text:span></text:p>
        </text:list-item>
      </text:list>
      <text:p text:style-name="P85"><text:span text:style-name="T74">SWAP</text:span> <text:span text:style-name="T80">(2.1)</text:span></text:p>
      <text:p text:style-name="P58">L'esempio definisce una classe <text:span text:style-name="T82">C</text:span>ontatore che wrappa una variabile di tipo intero. <text:span text:style-name="T82">La classe SwapMain</text:span> esegue lo scambio di valori tra i due contatori.</text:p>
      <text:p text:style-name="P58">Osservazioni:</text:p>
      <text:p text:style-name="P58">rispetto a prima il passaggio di parametri non coinvolge tipi primitivi,</text:p>
      <text:p text:style-name="P60"><text:span text:style-name="T9">quindi il passaggio avviene per riferimento.</text:span></text:p>
      <text:p text:style-name="P85"><text:span text:style-name="T74">STACK</text:span> <text:span text:style-name="T80">(2.1)</text:span></text:p>
      <text:p text:style-name="P48">L'esempio crea uno stack e lo riempie con i numeri dispari diversi minori o uguali di 13.</text:p>
      <text:p text:style-name="P60"><text:span text:style-name="T9">La classe Stack definisce uno stack che può contenere entità di tipo </text:span><text:span text:style-name="T10">O</text:span><text:span text:style-name="T9">bject.</text:span></text:p>
      <text:p text:style-name="Subtitle">Slide 3.1</text:p>
      <text:p text:style-name="P86">ESERCIZIO <text:span text:style-name="T18">5</text:span> – Date <text:span text:style-name="T73">(3.1)</text:span></text:p>
      <text:p text:style-name="P14">Stampare sulla console la data giornaliera e la data 02/11/1972 con la seguente forma sintattica: “Current: &lt;giorno&gt;&lt;mese&gt;&lt;anno&gt; – Old: 02 Novembre 1972” </text:p>
      <text:p text:style-name="P11"><text:span text:style-name="T5">Suggerimenti</text:span><text:span text:style-name="T17">: new GregorianCalendar(), new Date(), new SimpleDateFormat()</text:span></text:p>
      <text:p text:style-name="P16"><text:soft-page-break/>Soluzione passo per passo: </text:p>
      <text:list xml:id="list2304105459175031603" text:style-name="L5">
        <text:list-item>
          <text:p text:style-name="P68"><text:span text:style-name="T19">C</text:span>reare una classe StampaData con un main</text:p>
        </text:list-item>
        <text:list-item>
          <text:p text:style-name="P68">All’interno creare un’istanza di Gregorian Calendar a cui settare la data del 2 novembre 1972 tramite le funzioni set(YEAR,1972), set(MONTH,11), set(DAY_OF_MONTH,2);</text:p>
        </text:list-item>
        <text:list-item>
          <text:p text:style-name="P68">Le istanze del Gregorian Calendar sono accessibili tramite il metodo getTime();</text:p>
        </text:list-item>
        <text:list-item>
          <text:p text:style-name="P68">Creare un’istanza di Date senza parametri (quindi contentente la data odierna);</text:p>
        </text:list-item>
        <text:list-item>
          <text:p text:style-name="P68">Creare un’istanza di SimpleDateFormat per applicare la forma sintattica richiesta <text:line-break/>&lt;dd-MMMM-YYYY&gt;;</text:p>
        </text:list-item>
        <text:list-item>
          <text:p text:style-name="P68">Per stampare e applicare il formato alle date create usare il metodo Format(Date) sull’istanza di SimpleDateFormat;</text:p>
        </text:list-item>
      </text:list>
      <text:p text:style-name="P87">INTERVALLO DATA (3.1)</text:p>
      <text:p text:style-name="P50"><text:span text:style-name="T51">L'esempio implenta un metodo che calcola la differenza te</text:span><text:span text:style-name="T52">m</text:span><text:span text:style-name="T51">porale tra due </text:span>date. Vengono calcolati i giorni di differenza, i mesi e gli anni che intercorrono tra le due date.</text:p>
      <text:p text:style-name="P38"><text:span text:style-name="T40"/></text:p>
      <text:p text:style-name="P87">QUEUE (3.1)</text:p>
      <text:p text:style-name="P61"><text:span text:style-name="T9">L'esempio implementa una coda che può contenere entità di tipo Object. La coda presenta metodi per aggiungere e prelevare oggetti e per stampare l'elenco degli oggetti contenuti. Il main istanzia una queue e testa i metodi della classe.</text:span></text:p>
      <text:p text:style-name="P87">SET (3.1)</text:p>
      <text:p text:style-name="P50">Nell'esempio viene usata la classe set per creare una lista di nomi. Viene quindi creata una lista ordinata a partire dal set creato. Il set non ammette oggetti duplicati.</text:p>
      <text:p text:style-name="P87">ESERCIZIO <text:span text:style-name="T33">7</text:span> – <text:span text:style-name="T33">Liste (3.1)</text:span></text:p>
      <text:p text:style-name="P18">Creare una lista vuota a cui man mano si vanno ad aggiungere elementi. Stampare alcuni degli elementi aggiunti. <text:span text:style-name="T38">Inserire gli stessi elementi in una Linked List invertendone l’ordine e rimuovendo gli ultimi due elementi della Linked List.</text:span></text:p>
      <text:p text:style-name="P19">Suggerimenti: add(), addFirst(), removeLast()</text:p>
      <text:p text:style-name="P23">Soluzione passo per passo:</text:p>
      <text:list xml:id="list4476528617313174908" text:style-name="L7">
        <text:list-item>
          <text:p text:style-name="P71"><text:span text:style-name="T24">I</text:span><text:span text:style-name="T22">n una nuova classe istanziare la classe List per generare una lista vuota;</text:span></text:p>
        </text:list-item>
        <text:list-item>
          <text:p text:style-name="P76">Aggiungere gli elementi alla lista con il metodo add(“Stringa”);</text:p>
        </text:list-item>
        <text:list-item>
          <text:p text:style-name="P76">Recuperare un elemento della lista e stamparlo con il metodo get(indice elemento)</text:p>
        </text:list-item>
        <text:list-item>
          <text:p text:style-name="P76">Istanziare la classe LinkedList per creare una nuova lista;</text:p>
        </text:list-item>
        <text:list-item>
          <text:p text:style-name="P76">Aggiungere gli elementi alla linked list con il metodo addFirst(“Stringa”) , l’ultimo elemento con cui faremo addFirst() sarà quindi il primo a essere stampato (inversione);</text:p>
        </text:list-item>
        <text:list-item>
          <text:p text:style-name="P76">Rimuovere gli ultimi elementi dalla linked list con il metodo removeLast() (per due volte);</text:p>
        </text:list-item>
      </text:list>
      <text:p text:style-name="Heading_20_3"><text:soft-page-break/>ESERCIZIO 8 – M<text:span text:style-name="T65">ap (3.1)</text:span></text:p>
      <text:p text:style-name="P9"><text:span text:style-name="T39">Creare una mappa di Persone</text:span> che hanno come chiave il codice fiscale della persona e come valore la <text:span text:style-name="T39">P</text:span>ersona. <text:span text:style-name="T39">Di queste Persone indicare nome, cognome, età, sesso, codice fiscale (generato come si vuole).</text:span></text:p>
      <text:p text:style-name="P20"><text:span text:style-name="T4">Suggerimenti</text:span><text:span text:style-name="T15">: </text:span><text:span text:style-name="T34">Map</text:span><text:span text:style-name="T37">&lt;String, Persona&gt; mappaPersone = </text:span><text:span text:style-name="T36">new</text:span><text:span text:style-name="T37"> HashMap&lt;&gt;();</text:span><text:span text:style-name="T15"><text:line-break/></text:span><text:span text:style-name="T3">Soluzione passo per passo: </text:span></text:p>
      <text:list xml:id="list83386756408961767" text:style-name="L8">
        <text:list-item>
          <text:p text:style-name="P73"><text:span text:style-name="T19">C</text:span>reare una classe Persona che ha le seguenti proprietà sopra indicate. </text:p>
        </text:list-item>
        <text:list-item>
          <text:p text:style-name="P73">Creare il costruttore della classe dove all’interno valorizzo il codice fiscale della persona con “pezzi” delle altre proprietà. (es. prime 3 lettere del nome, ultime del cognome, etc)</text:p>
        </text:list-item>
        <text:list-item>
          <text:p text:style-name="P73">Fare l’Override del metodo ToString() per stampare le proprietà della Persona in modo leggibile;</text:p>
        </text:list-item>
        <text:list-item>
          <text:p text:style-name="P73">Creare la classe con un main che contiene le istanze di alcune Persone;</text:p>
        </text:list-item>
        <text:list-item>
          <text:p text:style-name="P73">Aggiungere queste istanze ad un ArrayList in modo da poter ciclare sulle Persone dentro la mappa.</text:p>
        </text:list-item>
        <text:list-item>
          <text:p text:style-name="P73">Creare la mappa di tipo HashMap con una chiave Stringa e un valore Persona;</text:p>
        </text:list-item>
        <text:list-item>
          <text:p text:style-name="P73">Fare un ciclo For sull’array list che riempie la Map con la chiave persona.codiceFiscale e il valore persona.</text:p>
        </text:list-item>
        <text:list-item>
          <text:p text:style-name="P73">Stampando la mappa viene invocato autonomamente il metodo toString() definito sulla persona.</text:p>
        </text:list-item>
      </text:list>
      <text:p text:style-name="Heading_20_3">ESERCIZIO <text:span text:style-name="T72">9</text:span> – Ospedale <text:span text:style-name="T73">(3.1)</text:span></text:p>
      <text:p text:style-name="P17">Si supponga di dover implementate le classi relative al Medico, Persona e Ricetta. <text:line-break/>- Un Medico è identificato dal suo Codice fiscale ed ha un nome, un cognome, un’età ed un ruolo;<text:line-break/> - Ogni Persona è identificata dal codice fiscale ed è caratterizzata da un nome, un cognome ed un’età;<text:line-break/>- Ogni Ricetta è identificata da un codice ed è caratterizzata da una data e da un prezzo;</text:p>
      <text:p text:style-name="P17">Per ognuno di questi oggetti, si supponga di avere un implementazione completa, con tutti i metodi accessori di tipo getXXX() e con i metodi ereditati implicitamente da Object.</text:p>
      <text:p text:style-name="P17">Scrivere l’implementazione di un metodo pazientiGiovani che, dato un medico in input, restituisca la lista dei suoi pazienti che hanno meno di 70 anni e a cui sono state prescritte più di 5 ricette.</text:p>
      <text:p text:style-name="P17">NB: si tenga presente che nell'esercizio risolutivo allegato non si sono implementate tutte le protezioni sulle proprietà delle classi ma solo su quelle della classe aggregativa Ospedale.</text:p>
      <text:p text:style-name="P17"><text:span text:style-name="T2">Suggerimenti</text:span>:</text:p>
      <text:p text:style-name="P17">* ArrayList&lt;Medico&gt; medici</text:p>
      <text:p text:style-name="P17">* LinkedList&lt;Persona&gt; persone</text:p>
      <text:p text:style-name="P17">* HashMap&lt;Medico, LinkedList&lt;Persona&gt;&gt; pazienti</text:p>
      <text:p text:style-name="P17">* HashMap&lt;Persona, LinkedList&lt;Ricetta&gt;&gt; prescrizioni</text:p>
      <text:p text:style-name="P24"><text:soft-page-break/>Soluzione passo per passo:</text:p>
      <text:list xml:id="list3858352442404225636" text:style-name="L9">
        <text:list-item>
          <text:p text:style-name="P77">Creare le classi come definito nel testo e con le proprietà richieste; il Codice Fiscale è stato creato concatendando pezzi del cognome, del nome e dell’età della persona.</text:p>
        </text:list-item>
        <text:list-item>
          <text:p text:style-name="P77">Nella classe Ricetta c<text:span text:style-name="T66">reare</text:span> un valore di tipo Date che valorizzerò sempre con la data odierna, non è obbligatorio possiamo mettere anche date predefinite;</text:p>
        </text:list-item>
        <text:list-item>
          <text:p text:style-name="P78">Creare una classe di tipo Ruolo, nel mio caso ho utilizzato un Enum per elencarne i valori possibili;</text:p>
        </text:list-item>
        <text:list-item>
          <text:p text:style-name="P78">Creare una classe Ospedale dove inserisco le Liste:</text:p>
          <text:p text:style-name="P31"><text:span text:style-name="T41">LinkedList&lt;Persona&gt; </text:span><text:span text:style-name="T67">persone</text:span><text:span text:style-name="T41"> = </text:span><text:span text:style-name="T63">new</text:span><text:span text:style-name="T41"> LinkedList&lt;&gt;();</text:span></text:p>
          <text:p text:style-name="P31"><text:span text:style-name="T41">LinkedList&lt;Ricetta&gt; </text:span><text:span text:style-name="T67">ricette</text:span><text:span text:style-name="T41"> = </text:span><text:span text:style-name="T63">new</text:span><text:span text:style-name="T41"> LinkedList&lt;&gt;();</text:span></text:p>
          <text:p text:style-name="P39"/>
          <text:p text:style-name="P78">Le userò come valori delle Map:</text:p>
          <text:p text:style-name="P80"><text:span text:style-name="T25">- una </text:span><text:span text:style-name="T26">Map con chiave Medico e valore una lista di persone;</text:span><text:span text:style-name="T25"><text:line-break/></text:span><text:span text:style-name="T63">private</text:span><text:span text:style-name="T41"> HashMap&lt;Medico, </text:span><text:span text:style-name="T42">LinkedList</text:span><text:span text:style-name="T41">&lt;Persona&gt;&gt; </text:span><text:span text:style-name="T67">pazienti</text:span><text:span text:style-name="T41"> = </text:span><text:span text:style-name="T63">new</text:span><text:span text:style-name="T41"> HashMap&lt;&gt;();</text:span></text:p>
          <text:p text:style-name="P31"><text:span text:style-name="T48">- Una lista di Ricette per ogni Persona<text:line-break/></text:span><text:span text:style-name="T64">private</text:span><text:span text:style-name="T53"> HashMap&lt;Persona, </text:span><text:span text:style-name="T54">LinkedList</text:span><text:span text:style-name="T53">&lt;Ricetta&gt;&gt; </text:span><text:span text:style-name="T71">prescrizioni</text:span><text:span text:style-name="T53"> = </text:span><text:span text:style-name="T64">new</text:span><text:span text:style-name="T53"> HashMap&lt;&gt;();</text:span><text:span text:style-name="T41"><text:tab/></text:span></text:p>
          <text:p text:style-name="P45"/>
        </text:list-item>
        <text:list-item>
          <text:p text:style-name="P30"><text:span text:style-name="T49">Istanzio le varie classi </text:span><text:span text:style-name="T50">creando gli oggetti e aggiungendoli alle liste.</text:span></text:p>
        </text:list-item>
        <text:list-item>
          <text:p text:style-name="P32"><text:span text:style-name="T40">Quando istanzio la classe Medico creo un ciclo che valorizza il Ruolo del medico con i valori </text:span><text:span text:style-name="T57">dell’Emom</text:span><text:span text:style-name="T40"> </text:span></text:p>
          <text:p text:style-name="P40"/>
          <text:p text:style-name="P32"><text:span text:style-name="T63">for</text:span><text:span text:style-name="T41">(</text:span><text:span text:style-name="T63">int</text:span><text:span text:style-name="T41"> </text:span><text:span text:style-name="T59">i</text:span><text:span text:style-name="T41">=0;</text:span><text:span text:style-name="T59">i</text:span><text:span text:style-name="T43">&lt;</text:span><text:span text:style-name="T68">medici</text:span><text:span text:style-name="T43">.size();</text:span><text:span text:style-name="T60">i</text:span><text:span text:style-name="T43">++) {</text:span></text:p>
          <text:p text:style-name="P29"><text:span text:style-name="T45"><text:tab/></text:span><text:span text:style-name="T70">medici</text:span><text:span text:style-name="T45">.get(</text:span><text:span text:style-name="T61">i</text:span><text:span text:style-name="T45">)</text:span><text:span text:style-name="T41">.</text:span><text:span text:style-name="T67">ruolo</text:span><text:span text:style-name="T41"> = Ruolo.</text:span><text:span text:style-name="T44">values</text:span><text:span text:style-name="T41">()[</text:span><text:span text:style-name="T59">i</text:span><text:span text:style-name="T41">];</text:span></text:p>
          <text:p text:style-name="P40">}</text:p>
          <text:p text:style-name="P40"/>
        </text:list-item>
        <text:list-item>
          <text:p text:style-name="P33"><text:span text:style-name="T40">Creare un metodo </text:span><text:span text:style-name="T55">PazientiGiovani() <text:s/></text:span><text:span text:style-name="T40">che dato un Medico di Inpu</text:span><text:span text:style-name="T56">t:</text:span></text:p>
        </text:list-item>
      </text:list>
      <text:list xml:id="list8093903837202514895" text:style-name="L10">
        <text:list-item>
          <text:list>
            <text:list-item>
              <text:p text:style-name="P34"><text:span text:style-name="T56">Crei una lista Pazienti per quel medico </text:span><text:span text:style-name="T55">che recupera la lista di Pazienti per medico</text:span><text:span text:style-name="T56"> prendendola dalla </text:span><text:span text:style-name="T55">Map</text:span><text:span text:style-name="T56"> Pazienti </text:span><text:span text:style-name="T55">iniziale</text:span><text:span text:style-name="T56">;</text:span></text:p>
            </text:list-item>
            <text:list-item>
              <text:p text:style-name="P46">Controlli che la lista Pazienti per Medico contenga pazienti con età inferiore ai 70, se sì li cicla e li aggiunge ad un’ulteriore lista che denomino Pazienti Giovani;</text:p>
            </text:list-item>
            <text:list-item>
              <text:p text:style-name="P46">Crei una lista Ricette per i Pazienti Giovani che recupera la lista di Ricette per paziente dalla Map Prescrizioni iniziale;</text:p>
            </text:list-item>
            <text:list-item>
              <text:p text:style-name="P46">Controlli che la lista Ricette per pazienti giovani non sia più lunga di 5 elementi, se si cicla le ricette e le stampa sotto ad ogni Persona;</text:p>
              <text:p text:style-name="P46"/>
            </text:list-item>
          </text:list>
        </text:list-item>
      </text:list>
      <text:list xml:id="list173140033631667" text:continue-list="list3858352442404225636" text:style-name="L9">
        <text:list-item>
          <text:p text:style-name="P47">Metodo Completo:</text:p>
          <text:p text:style-name="P41"/>
        </text:list-item>
      </text:list>
      <text:p text:style-name="P6"><text:span text:style-name="T63">public</text:span><text:span text:style-name="T41"> </text:span><text:span text:style-name="T46">ArrayList&lt;Persona&gt; pazientiGiovani(Medico</text:span><text:span text:style-name="T41"> </text:span><text:span text:style-name="T59">input</text:span><text:span text:style-name="T41">) {</text:span></text:p>
      <text:p text:style-name="P7"><text:span text:style-name="T41"><text:tab/>ArrayList&lt;Persona&gt; </text:span><text:span text:style-name="T59">pazientiXmedico</text:span><text:span text:style-name="T41"> = </text:span><text:span text:style-name="T62">new</text:span><text:span text:style-name="T41"> ArrayList&lt;Persona&gt;();</text:span></text:p>
      <text:p text:style-name="P7"><text:span text:style-name="T41"><text:tab/></text:span><text:span text:style-name="T59">pazientiXmedico</text:span><text:span text:style-name="T41">.addAll(</text:span><text:span text:style-name="T67">pazienti</text:span><text:span text:style-name="T41">.get(</text:span><text:span text:style-name="T59">input</text:span><text:span text:style-name="T41">));</text:span></text:p>
      <text:p text:style-name="P7"><text:span text:style-name="T41"><text:tab/>ArrayList&lt;Persona&gt; </text:span><text:span text:style-name="T59">pazientixMedicoMaGiovani</text:span><text:span text:style-name="T41"> = </text:span><text:span text:style-name="T62">new</text:span><text:span text:style-name="T41"> ArrayList&lt;Persona&gt;();</text:span></text:p>
      <text:p text:style-name="P8"><text:span text:style-name="T41"><text:tab/>ArrayList&lt;Ricetta&gt; </text:span><text:span text:style-name="T59">ricettexPaziente</text:span><text:span text:style-name="T41"> = </text:span><text:span text:style-name="T62">new</text:span><text:span text:style-name="T41"> ArrayList&lt;Ricetta&gt;();</text:span></text:p>
      <text:p text:style-name="P7"><text:span text:style-name="T41"><text:tab/>System.</text:span><text:span text:style-name="T69">out</text:span><text:span text:style-name="T41">.println(</text:span><text:span text:style-name="T59">input</text:span><text:span text:style-name="T41">.</text:span><text:span text:style-name="T67">nome</text:span><text:span text:style-name="T41"> + </text:span><text:span text:style-name="T59">input</text:span><text:span text:style-name="T41">.</text:span><text:span text:style-name="T67">cognome</text:span><text:span text:style-name="T41">);</text:span></text:p>
      <text:p text:style-name="P44"><text:tab/><text:tab/><text:tab/></text:p>
      <text:p text:style-name="P8"><text:span text:style-name="T47"><text:tab/><text:tab/></text:span><text:span text:style-name="T62">for</text:span><text:span text:style-name="T41"> (Persona </text:span><text:span text:style-name="T59">p</text:span><text:span text:style-name="T41">: </text:span><text:span text:style-name="T59">pazientiXmedico</text:span><text:span text:style-name="T41">) {</text:span></text:p>
      <text:p text:style-name="P7"><text:span text:style-name="T41"><text:tab/><text:tab/><text:tab/></text:span><text:span text:style-name="T62">if</text:span><text:span text:style-name="T41"> (</text:span><text:span text:style-name="T59">p</text:span><text:span text:style-name="T41">.</text:span><text:span text:style-name="T67">età</text:span><text:span text:style-name="T41"> &lt; 70) {</text:span></text:p>
      <text:p text:style-name="P7"><text:span text:style-name="T41"><text:tab/><text:tab/><text:tab/><text:tab/></text:span><text:span text:style-name="T59">pazientixMedicoMaGiovani</text:span><text:span text:style-name="T41">.add(</text:span><text:span text:style-name="T59">p</text:span><text:span text:style-name="T41">);</text:span></text:p>
      <text:p text:style-name="P7"><text:span text:style-name="T41"><text:tab/><text:tab/><text:tab/><text:tab/></text:span><text:span text:style-name="T59">ricettexPaziente</text:span><text:span text:style-name="T41">.addAll(</text:span><text:span text:style-name="T67">prescrizioni</text:span><text:span text:style-name="T41">.get(</text:span><text:span text:style-name="T59">p</text:span><text:span text:style-name="T41">));</text:span></text:p>
      <text:p text:style-name="P7"><text:span text:style-name="T41"><text:tab/><text:tab/><text:tab/><text:tab/></text:span><text:span text:style-name="T59">p</text:span><text:span text:style-name="T41">.Stampa();</text:span></text:p>
      <text:p text:style-name="P43"><text:tab/><text:tab/><text:tab/><text:tab/><text:tab/></text:p>
      <text:p text:style-name="P7"><text:soft-page-break/><text:span text:style-name="T41"><text:tab/><text:tab/><text:tab/><text:tab/></text:span><text:span text:style-name="T62">for</text:span><text:span text:style-name="T41">(Ricetta </text:span><text:span text:style-name="T59">r</text:span><text:span text:style-name="T41">: </text:span><text:span text:style-name="T59">ricettexPaziente</text:span><text:span text:style-name="T41">) {</text:span></text:p>
      <text:p text:style-name="P7"><text:span text:style-name="T41"><text:tab/><text:tab/><text:tab/><text:tab/><text:tab/></text:span><text:span text:style-name="T62">if</text:span><text:span text:style-name="T41"> (</text:span><text:span text:style-name="T59">ricettexPaziente</text:span><text:span text:style-name="T41">.size() &gt; 5) {</text:span></text:p>
      <text:p text:style-name="P7"><text:span text:style-name="T41"><text:tab/><text:tab/><text:tab/><text:tab/><text:tab/><text:tab/></text:span><text:span text:style-name="T59">r</text:span><text:span text:style-name="T41">.Stampa();</text:span></text:p>
      <text:p text:style-name="P43"><text:tab/><text:tab/><text:tab/><text:tab/><text:tab/>}<text:tab/><text:tab/></text:p>
      <text:p text:style-name="P43"><text:tab/><text:tab/><text:tab/><text:tab/>}</text:p>
      <text:p text:style-name="P43"><text:tab/><text:tab/><text:tab/><text:tab/><text:tab/></text:p>
      <text:p text:style-name="P43"><text:tab/><text:tab/><text:tab/>}</text:p>
      <text:p text:style-name="P43"><text:tab/><text:tab/>}</text:p>
      <text:p text:style-name="P8"><text:span text:style-name="T41"><text:tab/></text:span><text:span text:style-name="T62">return</text:span><text:span text:style-name="T41"> </text:span><text:span text:style-name="T59">pazientixMedicoMaGiovani</text:span><text:span text:style-name="T41">;</text:span></text:p>
      <text:p text:style-name="P43">}</text:p>
      <text:p text:style-name="P42"><text:tab/></text:p>
      <text:p text:style-name="P42"/>
      <text:list xml:id="list173140705642637" text:continue-numbering="true" text:style-name="L9">
        <text:list-item>
          <text:p text:style-name="P47">Creare una classe Applicazione che istanzia l’Ospedale; </text:p>
        </text:list-item>
        <text:list-item>
          <text:p text:style-name="P47">Sull’ospedale chiamo il metodo PazientiGiovani() dandogli in ingresso l’indice di un medico dalla lista di Medici.</text:p>
          <text:p text:style-name="P35"><text:span text:style-name="T58">o1</text:span><text:span text:style-name="T40">.pazientiGiovani(</text:span><text:span text:style-name="T58">o1</text:span><text:span text:style-name="T40">.getMedici().get(0));</text:span></text:p>
        </text:list-item>
      </text:list>
      <text:p text:style-name="P36"><text:span text:style-name="T40"/></text:p>
      <text:p text:style-name="Subtitle">Slide 3.2</text:p>
      <text:p text:style-name="Heading_20_3">ESERCIZIO <text:span text:style-name="T20">6</text:span> – <text:span text:style-name="T20">Eccezioni (3.2)</text:span></text:p>
      <text:p text:style-name="P74">Scrivere una classe che stampa ciclicamente delle stringhe contenute in un array. <text:span text:style-name="T21">Il metodo che stampa le stringhe deve gestire il caso in cui l’indice del ciclo non ha valori corrispondenti con l’indice dell’array. </text:span></text:p>
      <text:p text:style-name="P81"><text:span text:style-name="T31">Suggerimenti</text:span>: <text:span text:style-name="T23">ArrayIndexOutOfBoundsException</text:span></text:p>
      <text:p text:style-name="P79">Soluzione passo per passo:</text:p>
      <text:list xml:id="list2500290001909613422" text:style-name="L6">
        <text:list-item>
          <text:p text:style-name="P69"><text:span text:style-name="T24">C</text:span><text:span text:style-name="T22">reare una classe HelloWorldException con un main;</text:span></text:p>
        </text:list-item>
        <text:list-item>
          <text:p text:style-name="P75">All’interno creare un array di 3 elementi inizializzato con tre stringhe;</text:p>
        </text:list-item>
        <text:list-item>
          <text:p text:style-name="P75">Creare un ciclo che prende tutti gli indici inferiori a 4; (i&lt;4)</text:p>
        </text:list-item>
        <text:list-item>
          <text:p text:style-name="P75">Inserire un blocco try-catch-finally all’interno del ciclo per gestire il fatto che l’array arriva fino all’indice 2 mentre il ciclo arriva fino a 3;</text:p>
        </text:list-item>
        <text:list-item>
          <text:p text:style-name="P72"><text:span text:style-name="T28">Nel blocco try inserisco la stampa della stringa </text:span><text:span text:style-name="T29">nell’array </text:span><text:span text:style-name="T28">e i++ per proseguire con gli altri </text:span><text:span text:style-name="T29">indici</text:span><text:span text:style-name="T28"> dell’array. </text:span><text:span text:style-name="T29">Q</text:span><text:span text:style-name="T28">uando il ciclo arriva </text:span><text:span text:style-name="T29">nella condizione</text:span><text:span text:style-name="T28"> “i=3” il metodo entra nel blocco catch, genera un</text:span><text:span text:style-name="T29">’eccezione di tipo </text:span><text:span text:style-name="T35">ArrayIndexOutOfBoundsException </text:span><text:span text:style-name="T28">e stampa una frase di errore. Inoltre re-setta il valore dell’indice</text:span><text:span text:style-name="T29"> del ciclo </text:span><text:span text:style-name="T28">a zero in modo che il ciclo riparta tutte le volte </text:span><text:span text:style-name="T29">che entra nel blocco catch(loop);</text:span></text:p>
        </text:list-item>
        <text:list-item>
          <text:p text:style-name="P70">Nel blocco finally inserire una frase che viene stampata in qualsiasi caso;</text:p>
        </text:list-item>
        <text:list-item>
          <text:p text:style-name="P70"><text:span text:style-name="T40">Eseguire il run e l’esecuzione prosegue finché non viene stoppata dall’utent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color="#000099" style:text-underline-style="none" officeooo:rsid="00184b1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fo:font-weight="bold" fo:background-color="transparent" style:font-size-asian="18pt" style:font-size-complex="18pt"/>
    </style:style>
    <style:style style:name="Title" style:family="paragraph" style:parent-style-name="Heading" style:class="chapter"/>
    <style:style style:name="Heading_20_3" style:display-name="Heading 3" style:family="paragraph" style:parent-style-name="Heading" style:class="text">
      <style:text-properties fo:color="#000066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0:02:48.141467129</meta:creation-date>
    <dc:date>2017-04-12T17:31:39.526773124</dc:date>
    <meta:editing-duration>PT5H39M39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7" meta:paragraph-count="185" meta:word-count="2283" meta:character-count="14858" meta:non-whitespace-character-count="12714"/>
  </office:meta>
</office:document-meta>
</file>